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9cm"/>
    </style:style>
    <style:style style:name="gr6" style:family="graphic" style:parent-style-name="standard">
      <style:graphic-properties draw:stroke="none" svg:stroke-color="#000000" draw:fill="none" draw:fill-color="#ffffff" fo:min-height="0.8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0.791cm"/>
    </style:style>
    <style:style style:name="gr9" style:family="graphic" style:parent-style-name="objectwithoutfill">
      <style:graphic-properties draw:stroke="dash" draw:stroke-dash="Fine_20_Dott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2" draw:id="id2" draw:layer="layout" svg:width="5cm" svg:height="1.25cm" svg:x="5.83cm" svg:y="1.641cm">
          <draw:text-box>
            <text:p>?- istdrin(a,Zs).</text:p>
          </draw:text-box>
        </draw:frame>
        <draw:frame draw:style-name="gr2" xml:id="id1" draw:id="id1" draw:layer="layout" svg:width="5.1cm" svg:height="1.35cm" svg:x="1.13cm" svg:y="3.541cm">
          <draw:text-box>
            <text:p>out[Zs/[a|Xs]]</text:p>
          </draw:text-box>
        </draw:frame>
        <draw:frame draw:style-name="gr3" xml:id="id3" draw:id="id3" draw:layer="layout" svg:width="6.4cm" svg:height="0.963cm" svg:x="7.8cm" svg:y="3.737cm">
          <draw:text-box>
            <text:p>?- istdrin(a,[Z1|Z1s]).</text:p>
          </draw:text-box>
        </draw:frame>
        <draw:connector draw:style-name="gr4" draw:text-style-name="P1" draw:layer="layout" draw:type="line" svg:x1="3.68cm" svg:y1="3.541cm" svg:x2="8.33cm" svg:y2="2.891cm" draw:start-shape="id1" draw:start-glue-point="0" draw:end-shape="id2" draw:end-glue-point="2" svg:d="m3680 3541 4650-650" svg:viewBox="0 0 4651 651">
          <text:p/>
        </draw:connector>
        <draw:frame draw:style-name="gr2" draw:layer="layout" svg:width="9.37cm" svg:height="1.675cm" svg:x="10.73cm" svg:y="1.925cm">
          <draw:text-box>
            <text:p>Regel</text:p>
            <text:p>[X/a, Zs/[Z1|Z1s], Xs/Z1s, Y/Z1]</text:p>
          </draw:text-box>
        </draw:frame>
        <draw:connector draw:style-name="gr4" draw:text-style-name="P1" draw:layer="layout" draw:type="line" svg:x1="8.33cm" svg:y1="2.891cm" svg:x2="11cm" svg:y2="3.737cm" draw:start-shape="id2" draw:start-glue-point="2" draw:end-shape="id3" draw:end-glue-point="0" svg:d="m8330 2891 2670 846" svg:viewBox="0 0 2671 847">
          <text:p/>
        </draw:connector>
        <draw:frame draw:style-name="gr2" xml:id="id4" draw:id="id4" draw:layer="layout" svg:width="5.5cm" svg:height="1.35cm" svg:x="5.43cm" svg:y="6.041cm">
          <draw:text-box>
            <text:p>out[Zs/[a|[a|Z2s]]]</text:p>
          </draw:text-box>
        </draw:frame>
        <draw:connector draw:style-name="gr4" draw:text-style-name="P1" draw:layer="layout" draw:type="line" svg:x1="8.18cm" svg:y1="6.041cm" svg:x2="11cm" svg:y2="4.7cm" draw:start-shape="id4" draw:start-glue-point="0" draw:end-shape="id3" draw:end-glue-point="2" svg:d="m8180 6041 2820-1341" svg:viewBox="0 0 2821 1342">
          <text:p/>
        </draw:connector>
        <draw:frame draw:style-name="gr5" draw:layer="layout" svg:width="1.8cm" svg:height="1.009cm" svg:x="3.6cm" svg:y="2.391cm">
          <draw:text-box>
            <text:p>Fakt</text:p>
          </draw:text-box>
        </draw:frame>
        <draw:frame draw:style-name="gr6" draw:layer="layout" svg:width="1.8cm" svg:height="1.05cm" svg:x="7.4cm" svg:y="4.85cm">
          <draw:text-box>
            <text:p>Fakt</text:p>
          </draw:text-box>
        </draw:frame>
        <draw:frame draw:style-name="gr3" xml:id="id5" draw:id="id5" draw:layer="layout" svg:width="6.8cm" svg:height="0.963cm" svg:x="11.4cm" svg:y="6.037cm">
          <draw:text-box>
            <text:p>?- istdrin(a,[Z2|Z2s]).</text:p>
          </draw:text-box>
        </draw:frame>
        <draw:frame draw:style-name="gr2" draw:layer="layout" svg:width="9.77cm" svg:height="1.675cm" svg:x="14.2cm" svg:y="4.225cm">
          <draw:text-box>
            <text:p>Regel</text:p>
            <text:p>[X/a, Z1s/[Z2|Z2s], Xs/Z2s, Y/Z2]</text:p>
          </draw:text-box>
        </draw:frame>
        <draw:connector draw:style-name="gr4" draw:text-style-name="P1" draw:layer="layout" draw:type="line" svg:x1="11cm" svg:y1="4.7cm" svg:x2="14.8cm" svg:y2="6.037cm" draw:start-shape="id3" draw:start-glue-point="2" draw:end-shape="id5" draw:end-glue-point="0" svg:d="m11000 4700 3800 1337" svg:viewBox="0 0 3801 1338">
          <text:p/>
        </draw:connector>
        <draw:frame draw:style-name="gr7" xml:id="id6" draw:id="id6" draw:layer="layout" svg:width="6.3cm" svg:height="1.1cm" svg:x="8.3cm" svg:y="8.4cm">
          <draw:text-box>
            <text:p>out[Zs/[a|[a|[a|Z2s]]]]</text:p>
          </draw:text-box>
        </draw:frame>
        <draw:connector draw:style-name="gr4" draw:text-style-name="P1" draw:layer="layout" draw:type="line" svg:x1="14.8cm" svg:y1="7cm" svg:x2="11.45cm" svg:y2="8.4cm" draw:start-shape="id5" draw:start-glue-point="2" draw:end-shape="id6" draw:end-glue-point="0" svg:d="m14800 7000-3350 1400" svg:viewBox="0 0 3351 1401">
          <text:p/>
        </draw:connector>
        <draw:frame draw:style-name="gr8" draw:layer="layout" svg:width="1.8cm" svg:height="1.041cm" svg:x="11cm" svg:y="7.159cm">
          <draw:text-box>
            <text:p>Fakt</text:p>
          </draw:text-box>
        </draw:frame>
        <draw:frame draw:style-name="gr2" draw:layer="layout" svg:width="9.8cm" svg:height="1.675cm" svg:x="18.582cm" svg:y="6.615cm">
          <draw:text-box>
            <text:p>Regel</text:p>
            <text:p>[X/a, Z2s/[Z3|Z3s], Xs/Z3s, Y/Z3]</text:p>
          </draw:text-box>
        </draw:frame>
        <draw:frame draw:style-name="gr3" xml:id="id7" draw:id="id7" draw:layer="layout" svg:width="6.9cm" svg:height="0.963cm" svg:x="16cm" svg:y="8.4cm">
          <draw:text-box>
            <text:p>?- istdrin(a,[Z3|Z3s]).</text:p>
          </draw:text-box>
        </draw:frame>
        <draw:connector draw:style-name="gr4" draw:text-style-name="P1" draw:layer="layout" draw:type="line" svg:x1="14.8cm" svg:y1="7cm" svg:x2="19.45cm" svg:y2="8.4cm" draw:start-shape="id5" draw:start-glue-point="2" draw:end-shape="id7" draw:end-glue-point="0" svg:d="m14800 7000 4650 1400" svg:viewBox="0 0 4651 1401">
          <text:p/>
        </draw:connector>
        <draw:frame draw:style-name="gr2" xml:id="id8" draw:id="id8" draw:layer="layout" svg:width="7.4cm" svg:height="1.35cm" svg:x="13.6cm" svg:y="10.95cm">
          <draw:text-box>
            <text:p>out[Zs/[a|[a|[a|[a|Z3s]]]]]</text:p>
          </draw:text-box>
        </draw:frame>
        <draw:frame draw:style-name="gr7" draw:layer="layout" svg:width="1.8cm" svg:height="1.1cm" svg:x="16.2cm" svg:y="9.7cm">
          <draw:text-box>
            <text:p>Fakt</text:p>
          </draw:text-box>
        </draw:frame>
        <draw:connector draw:style-name="gr4" draw:text-style-name="P1" draw:layer="layout" draw:type="line" svg:x1="19.45cm" svg:y1="9.363cm" svg:x2="17.3cm" svg:y2="10.95cm" draw:start-shape="id7" draw:start-glue-point="2" draw:end-shape="id8" draw:end-glue-point="0" svg:d="m19450 9363-2150 1587" svg:viewBox="0 0 2151 1588">
          <text:p/>
        </draw:connector>
        <draw:frame draw:style-name="gr6" xml:id="id9" draw:id="id9" draw:layer="layout" svg:width="5.1cm" svg:height="1.05cm" svg:x="22.3cm" svg:y="10.85cm">
          <draw:text-box>
            <text:p>unendlicher Ast</text:p>
          </draw:text-box>
        </draw:frame>
        <draw:connector draw:style-name="gr9" draw:text-style-name="P1" draw:layer="layout" draw:type="line" svg:x1="19.45cm" svg:y1="9.363cm" svg:x2="24.85cm" svg:y2="10.85cm" draw:start-shape="id7" draw:start-glue-point="2" draw:end-shape="id9" draw:end-glue-point="0" svg:d="m19450 9363 5400 1487" svg:viewBox="0 0 5401 14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19:14:47.885000000</meta:creation-date>
    <dc:date>2013-11-08T14:04:11.632000000</dc:date>
    <meta:editing-duration>PT1H7M15S</meta:editing-duration>
    <meta:editing-cycles>30</meta:editing-cycles>
    <meta:generator>LibreOffice/4.1.2.3$Windows_x86 LibreOffice_project/40b2d7fde7e8d2d7bc5a449dc65df4d08a7dd38</meta:generator>
    <meta:document-statistic meta:object-count="24"/>
  </office:meta>
</office:document-meta>
</file>